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aruda" svg:font-family="Garud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Garuda"/>
    </style:style>
    <style:style style:name="P2" style:family="paragraph" style:parent-style-name="Standard">
      <style:text-properties style:font-name="Garuda" fo:font-size="12pt" style:font-size-asian="12pt" style:font-size-complex="12pt"/>
    </style:style>
    <style:style style:name="P3" style:family="paragraph" style:parent-style-name="Standard">
      <style:text-properties style:font-name="Garuda"/>
    </style:style>
    <style:style style:name="T1" style:family="text">
      <style:text-properties style:text-position="super 58%"/>
    </style:style>
    <style:style style:name="T2" style:family="text">
      <style:text-properties style:font-name="Garuda"/>
    </style:style>
    <style:style style:name="T3" style:family="text">
      <style:text-properties style:font-name-complex="Arial2"/>
    </style:style>
    <style:style style:name="T4" style:family="text">
      <style:text-properties style:text-underline-style="solid" style:text-underline-width="auto" style:text-underline-color="font-color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To, <text:s text:c="81"/>Date:</text:span></text:p>
      <text:p text:style-name="P1">The Dean,</text:p>
      <text:p text:style-name="P1">HBNI,Anushaktinagar</text:p>
      <text:p text:style-name="P1">Mumbai</text:p>
      <text:p text:style-name="P1"/>
      <text:p text:style-name="P1"/>
      <text:p text:style-name="Standard"><text:span text:style-name="T2">Subject:Request for extension of M-tech thesis submission deadline</text:span></text:p>
      <text:p text:style-name="P1"/>
      <text:p text:style-name="P1">Respected sir,</text:p>
      <text:p text:style-name="P1">I wish to apply for extension of M-tech thesis submission deadline by 3 months. My project is on development and accuracy analysis of structured light 3D scanner based on fringe projection technique. I have completed the development work but detailed experiments for its accuracy analysis are partially completed and are expected to require time beyond 30<text:span text:style-name="T1">th</text:span> September 2012.Hence kindly extend the thesis submission deadline.</text:p>
      <text:p text:style-name="P1"/>
      <text:p text:style-name="P1"/>
      <text:p text:style-name="P1">Your sincerely</text:p>
      <text:p text:style-name="P1"/>
      <text:p text:style-name="P1"/>
      <text:p text:style-name="P1">Pranav Kant Gaur</text:p>
      <text:p text:style-name="P1">Computer graphics &amp; visualization section</text:p>
      <text:p text:style-name="P1">Computer division</text:p>
      <text:p text:style-name="P2"><text:span text:style-name="T4">Enrollment number</text:span><text:span text:style-name="T3">: ENGG01201101001</text:span></text:p>
      <text:p text:style-name="P1"/>
      <text:p text:style-name="P1">Through,</text:p>
      <text:p text:style-name="P1"/>
      <text:p text:style-name="P1"/>
      <text:p text:style-name="P1"/>
      <text:p text:style-name="P1">Technical advisor <text:s text:c="9"/>Head of division <text:s text:c="10"/>Project Guide <text:s text:c="6"/>Chairman of committee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Garuda" svg:font-family="Garud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9cm" fo:margin-right="0cm" fo:margin-top="0cm" fo:margin-bottom="0cm" style:line-height-at-least="0.176cm" fo:text-align="justify" style:justify-single-word="false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 kant  Gaur</meta:initial-creator>
    <meta:creation-date>2012-09-25T16:33:26.49</meta:creation-date>
    <dc:date>2012-09-26T10:21:57</dc:date>
    <dc:creator>PKG@BARC </dc:creator>
    <meta:editing-duration>PT12M17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2" meta:paragraph-count="14" meta:word-count="106" meta:character-count="853" meta:non-whitespace-character-count="655"/>
  </office:meta>
</office:document-meta>
</file>